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, Courier, 'nimbus mono l', monospace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3.67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font-variant="normal" fo:text-transform="none" fo:color="#454545" style:font-name="ubuntu" fo:font-size="13.5pt" fo:letter-spacing="normal" fo:font-style="normal" fo:font-weight="normal" officeooo:rsid="00136caa" officeooo:paragraph-rsid="0013b18d"/>
    </style:style>
    <style:style style:name="P2" style:family="paragraph" style:parent-style-name="Heading_20_2">
      <style:paragraph-properties fo:margin-left="0cm" fo:margin-right="0cm" fo:margin-top="0.529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11pt" fo:letter-spacing="normal" fo:font-style="normal" fo:font-weight="normal" style:font-size-asian="11pt" style:font-size-complex="11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11pt" officeooo:rsid="0014d1da" officeooo:paragraph-rsid="0014d1da" style:font-size-asian="11pt" style:font-size-complex="11pt"/>
    </style:style>
    <style:style style:name="P5" style:family="paragraph" style:parent-style-name="Text_20_body">
      <style:text-properties officeooo:rsid="00136caa" officeooo:paragraph-rsid="0013b18d"/>
    </style:style>
    <style:style style:name="P6" style:family="paragraph" style:parent-style-name="Text_20_body">
      <style:text-properties officeooo:rsid="0014d1da" officeooo:paragraph-rsid="0014d1da"/>
    </style:style>
    <style:style style:name="P7" style:family="paragraph" style:parent-style-name="Text_20_body">
      <style:text-properties fo:color="#000000" fo:font-size="11pt" officeooo:rsid="00136caa" officeooo:paragraph-rsid="0013b18d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ubuntu" fo:font-size="11pt" fo:letter-spacing="normal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454545" style:font-name="ubuntu" fo:font-size="10.5pt" fo:letter-spacing="normal" fo:font-style="normal" fo:font-weight="normal"/>
    </style:style>
    <style:style style:name="T2" style:family="text">
      <style:text-properties fo:font-variant="normal" fo:text-transform="none" fo:color="#454545" style:font-name="ubuntu" fo:font-size="10.5pt" fo:letter-spacing="normal" fo:font-style="normal" fo:font-weight="normal" officeooo:rsid="0013b18d"/>
    </style:style>
    <style:style style:name="T3" style:family="text">
      <style:text-properties fo:font-variant="normal" fo:text-transform="none" fo:color="#454545" style:font-name="ubuntu" fo:font-size="10.5pt" fo:letter-spacing="normal" fo:font-style="normal" fo:font-weight="normal" officeooo:rsid="0014d1da"/>
    </style:style>
    <style:style style:name="T4" style:family="text">
      <style:text-properties fo:font-variant="normal" fo:text-transform="none" fo:color="#454545" style:font-name="ubuntu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454545" style:font-name="ubuntu" fo:font-size="11pt" fo:letter-spacing="normal" fo:font-style="normal" fo:font-weight="normal" officeooo:rsid="0013b18d" style:font-size-asian="11pt" style:font-size-complex="11pt"/>
    </style:style>
    <style:style style:name="T6" style:family="text">
      <style:text-properties fo:font-variant="normal" fo:text-transform="none" fo:color="#454545" style:font-name="ubuntu" fo:font-size="11pt" fo:letter-spacing="normal" fo:font-style="normal" fo:font-weight="normal" officeooo:rsid="0014d1da" style:font-size-asian="11pt" style:font-size-complex="11pt"/>
    </style:style>
    <style:style style:name="T7" style:family="text">
      <style:text-properties fo:font-variant="normal" fo:text-transform="none" fo:color="#454545" style:font-name="ubuntu" fo:font-size="7.5pt" fo:letter-spacing="normal" fo:font-style="normal" fo:font-weight="normal"/>
    </style:style>
    <style:style style:name="T8" style:family="text">
      <style:text-properties fo:font-variant="normal" fo:text-transform="none" fo:color="#454545" style:font-name="ubuntu" fo:letter-spacing="normal" fo:font-style="normal" fo:font-weight="normal"/>
    </style:style>
    <style:style style:name="T9" style:family="text">
      <style:text-properties fo:font-variant="normal" fo:text-transform="none" fo:color="#454545" style:font-name="ubuntu" fo:letter-spacing="normal" fo:font-style="normal" fo:font-weight="normal" officeooo:rsid="0013b18d"/>
    </style:style>
    <style:style style:name="T10" style:family="text">
      <style:text-properties fo:font-variant="normal" fo:text-transform="none" fo:color="#454545" style:font-name="ubuntu" fo:letter-spacing="normal" fo:font-style="normal" fo:font-weight="normal" officeooo:rsid="0014d1da"/>
    </style:style>
    <style:style style:name="T11" style:family="text">
      <style:text-properties fo:font-variant="normal" fo:text-transform="none" fo:color="#454545" style:font-name="courier new" fo:font-size="10.5pt" fo:letter-spacing="normal" fo:font-style="normal" fo:font-weight="normal"/>
    </style:style>
    <style:style style:name="T12" style:family="text">
      <style:text-properties fo:font-variant="normal" fo:text-transform="none" fo:color="#000000" style:font-name="ubuntu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00000" style:font-name="ubuntu" fo:font-size="11pt" fo:letter-spacing="normal" fo:font-style="normal" fo:font-weight="normal" officeooo:rsid="0013b18d" style:font-size-asian="11pt" style:font-size-complex="11pt"/>
    </style:style>
    <style:style style:name="T14" style:family="text">
      <style:text-properties fo:font-variant="normal" fo:text-transform="none" fo:color="#000000" style:font-name="ubuntu" fo:font-size="11pt" fo:letter-spacing="normal" fo:font-style="normal" fo:font-weight="normal" officeooo:rsid="0014d1da" style:font-size-asian="11pt" style:font-size-complex="11pt"/>
    </style:style>
    <style:style style:name="T15" style:family="text">
      <style:text-properties fo:font-variant="normal" fo:text-transform="none" fo:color="#000000" style:font-name="ubuntu" fo:font-size="11pt" fo:letter-spacing="normal" fo:font-style="normal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000000" style:font-name="ubuntu" fo:font-size="11pt" fo:letter-spacing="normal" fo:font-style="normal" fo:font-weight="bold" officeooo:rsid="0013b18d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000000" style:font-name="ubuntu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style:font-name="ubuntu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style:font-name="ubuntu" fo:font-size="11pt" fo:letter-spacing="normal" fo:font-style="normal" fo:font-weight="normal" officeooo:rsid="0013b18d" style:font-size-asian="11pt" style:font-size-complex="11pt"/>
    </style:style>
    <style:style style:name="T20" style:family="text">
      <style:text-properties fo:font-variant="normal" fo:text-transform="none" style:font-name="ubuntu" fo:font-size="11pt" fo:letter-spacing="normal" fo:font-style="normal" fo:font-weight="normal" officeooo:rsid="0014d1da" style:font-size-asian="11pt" style:font-size-complex="11pt"/>
    </style:style>
    <style:style style:name="T21" style:family="text">
      <style:text-properties fo:font-variant="normal" fo:text-transform="none" style:font-name="ubuntu" fo:letter-spacing="normal" fo:font-style="normal" fo:font-weight="bold" style:font-weight-asian="bold" style:font-weight-complex="bold"/>
    </style:style>
    <style:style style:name="T22" style:family="text">
      <style:text-properties officeooo:rsid="0013b18d"/>
    </style:style>
    <style:style style:name="T2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size="7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blema J</text:p>
      <text:p text:style-name="Text_20_body"/>
      <text:p text:style-name="Subtitle">Caixas para mudança</text:p>
      <text:p text:style-name="Text_20_body"/>
      <text:p text:style-name="P5">Raul est<text:span text:style-name="T22">á</text:span> de mudança ele quer algumas caixas para guardar seus pertences como Carlos sempre joga um monte de caixas no lixo <text:s/>ele decidiu pegá-la mas Carlos disse que não poderia dar todas pois ele já tinha dito a um catador de rua César que ele iria deixar uma caixas lá para que ele pudesse pegar então Carlos autorizou Raul a pegar K caixas dentre as N <text:span text:style-name="T22">disponíveis</text:span>, <text:span text:style-name="T22">C</text:span>arlos então decidiu pegar as K caixas com maior <text:span text:style-name="T22">volume</text:span>. <text:span text:style-name="T15">Dada a descrição de todos os </text:span><text:span text:style-name="Strong_20_Emphasis"><text:span text:style-name="T15">N </text:span></text:span><text:span text:style-name="Strong_20_Emphasis"><text:span text:style-name="T16">caixas</text:span></text:span><text:span text:style-name="T15"> que o </text:span><text:span text:style-name="T16">Carlos</text:span><text:span text:style-name="T15"> </text:span><text:span text:style-name="T16">dispôs</text:span><text:span text:style-name="T15">, determine </text:span><text:span text:style-name="T16">quais as </text:span><text:span text:style-name="Strong_20_Emphasis"><text:span text:style-name="T15">K </text:span></text:span><text:span text:style-name="Strong_20_Emphasis"><text:span text:style-name="T16">caixas</text:span></text:span><text:span text:style-name="T15"> que </text:span><text:span text:style-name="T16">Raul</text:span><text:span text:style-name="T15"> deve </text:span><text:span text:style-name="T16">escolher</text:span><text:span text:style-name="T15">.</text:span></text:p>
      <text:p text:style-name="P6"><text:span text:style-name="T15">(obs): toda caixa tem um número de identificação.</text:span></text:p>
      <text:h text:style-name="P1" text:outline-level="2"><text:span text:style-name="T23">Entrada</text:span></text:h>
      <text:p text:style-name="P9"><text:span text:style-name="T12">A primeira linha contém um inteiro </text:span><text:span text:style-name="Strong_20_Emphasis"><text:span text:style-name="T12">T </text:span></text:span><text:span text:style-name="T12">(≤20), o número de casos de teste.</text:span></text:p>
      <text:p text:style-name="P9"><text:span text:style-name="T12">A primeira linha de cada caso de teste contém dois inteiros </text:span><text:span text:style-name="Strong_20_Emphasis"><text:span text:style-name="T12">N </text:span></text:span><text:span text:style-name="T12">e </text:span><text:span text:style-name="Strong_20_Emphasis"><text:span text:style-name="T12">K </text:span></text:span><text:span text:style-name="T12">(1 ≤ </text:span><text:span text:style-name="Strong_20_Emphasis"><text:span text:style-name="T12">N </text:span></text:span><text:span text:style-name="T12">≤ 103 * ou 1 ≤ </text:span><text:span text:style-name="Strong_20_Emphasis"><text:span text:style-name="T12">N </text:span></text:span><text:span text:style-name="T12">≤ 105 **, 1 ≤ </text:span><text:span text:style-name="Strong_20_Emphasis"><text:span text:style-name="T12">K </text:span></text:span><text:span text:style-name="T12">≤ </text:span><text:span text:style-name="Strong_20_Emphasis"><text:span text:style-name="T12">N</text:span></text:span><text:span text:style-name="T12">), o número de </text:span><text:span text:style-name="T13">Caixas</text:span><text:span text:style-name="T12"> que o <text:s/></text:span><text:span text:style-name="T13">Carlos</text:span><text:span text:style-name="T12"> tem e o número de </text:span><text:span text:style-name="T13">caixas</text:span><text:span text:style-name="T12"> que </text:span><text:span text:style-name="T13">Raul</text:span><text:span text:style-name="T12"> </text:span><text:span text:style-name="T13">pode</text:span><text:span text:style-name="T12"> </text:span><text:span text:style-name="T13">pegar</text:span><text:span text:style-name="T12">.</text:span></text:p>
      <text:p text:style-name="P9"><text:span text:style-name="T12">Cada uma das próximas </text:span><text:span text:style-name="Strong_20_Emphasis"><text:span text:style-name="T12">N </text:span></text:span><text:span text:style-name="T12">linhas descrevem um</text:span><text:span text:style-name="T14">a caixa</text:span><text:span text:style-name="T12">. Cada linha contém quatro inteiros </text:span><text:span text:style-name="Strong_20_Emphasis"><text:span text:style-name="T12">I</text:span></text:span><text:span text:style-name="T12">, </text:span><text:span text:style-name="Strong_20_Emphasis"><text:span text:style-name="T12">H</text:span></text:span><text:span text:style-name="T12">, </text:span><text:span text:style-name="Strong_20_Emphasis"><text:span text:style-name="T12">W</text:span></text:span><text:span text:style-name="T12"> e </text:span><text:span text:style-name="Strong_20_Emphasis"><text:span text:style-name="T12">L</text:span></text:span><text:span text:style-name="T12"> (0 ≤ </text:span><text:span text:style-name="Strong_20_Emphasis"><text:span text:style-name="T12">I</text:span></text:span><text:span text:style-name="T12"> ≤ 109, 1 ≤ </text:span><text:span text:style-name="Strong_20_Emphasis"><text:span text:style-name="T12">H</text:span></text:span><text:span text:style-name="T12">, </text:span><text:span text:style-name="Strong_20_Emphasis"><text:span text:style-name="T12">W</text:span></text:span><text:span text:style-name="T12">, </text:span><text:span text:style-name="Strong_20_Emphasis"><text:span text:style-name="T12">L</text:span></text:span><text:span text:style-name="T12"> ≤ 100), o número de identificação (</text:span><text:span text:style-name="Emphasis"><text:span text:style-name="T12">id</text:span></text:span><text:span text:style-name="T12">) d</text:span><text:span text:style-name="T14">a caixa</text:span><text:span text:style-name="T12"> e a altura, largura e comprimento do seu pacote, em centímetros. Todos os presentes tem </text:span><text:span text:style-name="Emphasis"><text:span text:style-name="T12">id</text:span></text:span><text:span text:style-name="T12">s diferentes.</text:span></text:p>
      <text:p text:style-name="P8">* Em aproximadamente 40% dos casos de teste<text:line-break/>** Nos demais casos de teste</text:p>
      <text:h text:style-name="P2" text:outline-level="2">Saída</text:h>
      <text:p text:style-name="P9"><text:span text:style-name="T12">Para cada caso de teste, imprima uma linha contendo </text:span><text:span text:style-name="Strong_20_Emphasis"><text:span text:style-name="T12">K</text:span></text:span><text:span text:style-name="T12"> inteiros, separados por espaços, descrevendo os </text:span><text:span text:style-name="Emphasis"><text:span text:style-name="T12">id</text:span></text:span><text:span text:style-name="T12">s d</text:span><text:span text:style-name="T14">as</text:span><text:span text:style-name="T12"> que </text:span><text:span text:style-name="T14">Raul</text:span><text:span text:style-name="T12"> deve pedir. Imprima os </text:span><text:span text:style-name="Emphasis"><text:span text:style-name="T12">id</text:span></text:span><text:span text:style-name="T12">s em ordem crescente. Não imprima um espaço após o último</text:span><text:span text:style-name="Emphasis"><text:span text:style-name="T12"> id</text:span></text:span><text:span text:style-name="T12">.</text:span></text:p>
      <text:p text:style-name="P9"><text:span text:style-name="T12">Se existir mais de uma solução possível, imprima a lexicograficamente menor, isto é, o menor </text:span><text:span text:style-name="Emphasis"><text:span text:style-name="T12">id</text:span></text:span><text:span text:style-name="T12"> na saída deve ser minimizado; no caso de empate, o segundo menor </text:span><text:span text:style-name="Emphasis"><text:span text:style-name="T12">id</text:span></text:span><text:span text:style-name="T12"> na saída deve ser minimizado, e assim por diante.</text:span></text:p>
      <table:table table:name="Tabela1" table:style-name="Tabela1">
        <table:table-column table:style-name="Tabela1.A" table:number-columns-repeated="2"/>
        <table:table-row table:style-name="TableLine94320106092528">
          <table:table-cell table:style-name="Tabela1.A1" office:value-type="string">
            <text:p text:style-name="P4">Entrada</text:p>
          </table:table-cell>
          <table:table-cell table:style-name="Tabela1.B1" office:value-type="string">
            <text:p text:style-name="P4">Saída</text:p>
          </table:table-cell>
        </table:table-row>
        <table:table-row table:style-name="Tabela1.2">
          <table:table-cell table:style-name="Tabela1.A2" office:value-type="string">
            <text:p text:style-name="P3"><text:span text:style-name="T11">2</text:span><text:line-break/><text:span text:style-name="T11">3 2</text:span><text:line-break/><text:span text:style-name="T11">1 1 2 3</text:span><text:line-break/><text:span text:style-name="T11">2 2 1 1</text:span><text:line-break/><text:span text:style-name="T11">3 2 2 1</text:span><text:line-break/><text:span text:style-name="T11">2 1</text:span><text:line-break/><text:span text:style-name="T11">32 4 5 1</text:span><text:line-break/><text:span text:style-name="T11">25 10 1 2</text:span></text:p>
          </table:table-cell>
          <table:table-cell table:style-name="Tabela1.B2" office:value-type="string">
            <text:p text:style-name="P3"><text:span text:style-name="T11">1 3</text:span><text:line-break/><text:span text:style-name="T11">25</text:span></text:p>
          </table:table-cell>
        </table:table-row>
      </table:table>
      <text:p text:style-name="P7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, Courier, 'nimbus mono l', monospace"/>
    <style:font-face style:name="ubuntu" svg:font-family="ubuntu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5:16:07.789002439</meta:creation-date>
    <dc:date>2022-05-18T15:48:17.671373188</dc:date>
    <meta:editing-duration>PT29S</meta:editing-duration>
    <meta:editing-cycles>1</meta:editing-cycles>
    <meta:document-statistic meta:table-count="1" meta:image-count="0" meta:object-count="0" meta:page-count="1" meta:paragraph-count="16" meta:word-count="350" meta:character-count="1721" meta:non-whitespace-character-count="1385"/>
    <meta:generator>LibreOffice/6.4.7.2$Linux_X86_64 LibreOffice_project/40$Build-2</meta:generator>
  </office:meta>
</office:document-meta>
</file>